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1596" officeooo:paragraph-rsid="001c1596"/>
    </style:style>
    <style:style style:name="P2" style:family="paragraph" style:parent-style-name="Standard">
      <style:text-properties officeooo:rsid="001c1596" officeooo:paragraph-rsid="001cce36"/>
    </style:style>
    <style:style style:name="P3" style:family="paragraph" style:parent-style-name="Standard">
      <style:text-properties officeooo:rsid="001cce36" officeooo:paragraph-rsid="001cce36"/>
    </style:style>
    <style:style style:name="P4" style:family="paragraph" style:parent-style-name="Standard">
      <style:text-properties officeooo:rsid="001da086" officeooo:paragraph-rsid="001da086"/>
    </style:style>
    <style:style style:name="P5" style:family="paragraph" style:parent-style-name="Standard">
      <style:paragraph-properties fo:break-before="page"/>
      <style:text-properties officeooo:rsid="001da086" officeooo:paragraph-rsid="001da086"/>
    </style:style>
    <style:style style:name="P6" style:family="paragraph" style:parent-style-name="Standard">
      <style:text-properties officeooo:rsid="0021f534" officeooo:paragraph-rsid="0021f534"/>
    </style:style>
    <style:style style:name="T1" style:family="text">
      <style:text-properties officeooo:rsid="001cce36"/>
    </style:style>
    <style:style style:name="T2" style:family="text">
      <style:text-properties officeooo:rsid="001da086"/>
    </style:style>
    <style:style style:name="T3" style:family="text">
      <style:text-properties officeooo:rsid="001e1d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Do you know any educational computer games ? Have you used any of them ?</text:p>
      <text:p text:style-name="P1">2. Do you think there are some subjects or skills which are easier to teach through games than others ?</text:p>
      <text:p text:style-name="P2">3. What criteria make a good educational game, as opposed to a good game in general</text:p>
      <text:p text:style-name="P2"><text:span text:style-name="T1">4. </text:span>What subject from your course at Polytech do you think would be good to put into a game ?</text:p>
      <text:p text:style-name="P1"/>
      <text:p text:style-name="P1"/>
      <text:p text:style-name="P3">1. <text:span text:style-name="T2">We don’t know any educational games.</text:span></text:p>
      <text:p text:style-name="P3">2. <text:span text:style-name="T2">Languages, coding, </text:span></text:p>
      <text:p text:style-name="P3">3. Being easy to use, even for a beginner who hasn’t played any computer games before.</text:p>
      <text:p text:style-name="P3">4. <text:span text:style-name="T2">Coding</text:span></text:p>
      <text:p text:style-name="P3"/>
      <text:p text:style-name="P3"/>
      <text:p text:style-name="P4">Mario is missing</text:p>
      <text:p text:style-name="P4">Red dead Redemption</text:p>
      <text:p text:style-name="P4">South Park: Chef’s Luv Snack</text:p>
      <text:p text:style-name="P4">The typing of the dead : Overkill</text:p>
      <text:p text:style-name="P4">Dragon Age Inquisition</text:p>
      <text:p text:style-name="P4">Call of Juarez : gunslinger</text:p>
      <text:p text:style-name="P4">The Oregon Tai<text:span text:style-name="T3">l</text:span></text:p>
      <text:p text:style-name="P5">You are going to create an educational computer game for Polytech students</text:p>
      <text:p text:style-name="P4"/>
      <text:p text:style-name="P4">You will need to consider the following elements;</text:p>
      <text:p text:style-name="P4"/>
      <text:p text:style-name="P4">- Which subjects would be good to teach through computer games ?</text:p>
      <text:p text:style-name="P4">- What type of game would be best to create ?</text:p>
      <text:p text:style-name="P4"><text:tab/>- resources (time, effort, assets)</text:p>
      <text:p text:style-name="P4"><text:tab/>- Student interest</text:p>
      <text:p text:style-name="P4"><text:tab/>- Suitability of the subject</text:p>
      <text:p text:style-name="P4">- How should it work ?</text:p>
      <text:p text:style-name="P4">- What should it run on ?</text:p>
      <text:p text:style-name="P4"/>
      <text:p text:style-name="P4">Don’t get sued</text:p>
      <text:p text:style-name="P4"/>
      <text:p text:style-name="P4"/>
      <text:p text:style-name="P6">Memrise but bett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16:00:37.505049335</meta:creation-date>
    <dc:date>2023-02-23T17:08:12.092145551</dc:date>
    <meta:editing-duration>PT1H7M33S</meta:editing-duration>
    <meta:editing-cycles>5</meta:editing-cycles>
    <meta:generator>LibreOffice/7.5.0.3$Linux_X86_64 LibreOffice_project/50$Build-3</meta:generator>
    <meta:document-statistic meta:table-count="0" meta:image-count="0" meta:object-count="0" meta:page-count="2" meta:paragraph-count="26" meta:word-count="204" meta:character-count="1063" meta:non-whitespace-character-count="881"/>
  </office:meta>
</office:document-meta>
</file>